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'Helvetica Neu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445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6.271cm"/>
    </style:style>
    <style:style style:name="Table1.C" style:family="table-column">
      <style:table-column-properties style:column-width="5.576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P1" style:family="paragraph" style:parent-style-name="Table_20_Contents">
      <style:paragraph-properties fo:line-height="125%"/>
      <style:text-properties style:font-name="Google Sans" fo:letter-spacing="normal" fo:font-weight="normal"/>
    </style:style>
    <style:style style:name="P2" style:family="paragraph" style:parent-style-name="Table_20_Heading">
      <style:paragraph-properties fo:line-height="125%" fo:text-align="start" style:justify-single-word="false"/>
      <style:text-properties style:font-name="Google Sans" fo:letter-spacing="normal" fo:font-weight="bold"/>
    </style:style>
    <style:style style:name="P3" style:family="paragraph" style:parent-style-name="Text_20_body">
      <style:paragraph-properties fo:margin-left="0cm" fo:margin-right="0cm" fo:margin-top="0cm" fo:margin-bottom="0.635cm" loext:contextual-spacing="false" fo:text-align="center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.265cm" loext:contextual-spacing="false" fo:orphans="2" fo:widows="2" fo:padding="0cm" fo:border="none"/>
    </style:style>
    <style:style style:name="P15" style:family="paragraph" style:parent-style-name="Text_20_body" style:list-style-name="L2">
      <style:paragraph-properties fo:margin-top="0cm" fo:margin-bottom="0.265cm" loext:contextual-spacing="false" fo:orphans="2" fo:widows="2" fo:padding="0cm" fo:border="none"/>
    </style:style>
    <style:style style:name="P16" style:family="paragraph" style:parent-style-name="Text_20_body" style:list-style-name="L3">
      <style:paragraph-properties fo:margin-top="0cm" fo:margin-bottom="0.265cm" loext:contextual-spacing="false" fo:orphans="2" fo:widows="2" fo:padding="0cm" fo:border="none"/>
    </style:style>
    <style:style style:name="P17" style:family="paragraph" style:parent-style-name="Text_20_body" style:list-style-name="L4">
      <style:paragraph-properties fo:margin-top="0cm" fo:margin-bottom="0.265cm" loext:contextual-spacing="false" fo:orphans="2" fo:widows="2" fo:padding="0cm" fo:border="none"/>
    </style:style>
    <style:style style:name="P18" style:family="paragraph" style:parent-style-name="Text_20_body" style:list-style-name="L5">
      <style:paragraph-properties fo:margin-top="0cm" fo:margin-bottom="0.265cm" loext:contextual-spacing="false" fo:orphans="2" fo:widows="2" fo:padding="0cm" fo:border="none"/>
    </style:style>
    <style:style style:name="P19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21" style:family="paragraph" style:parent-style-name="Text_20_body" style:list-style-name="L3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Google Sans" fo:font-size="12pt" fo:letter-spacing="normal" fo:font-style="normal" fo:font-weight="normal"/>
    </style:style>
    <style:style style:name="P23" style:family="paragraph" style:parent-style-name="Text_20_body">
      <style:paragraph-properties fo:margin-left="0cm" fo:margin-right="0.212cm" fo:orphans="2" fo:widows="2" fo:text-indent="0cm" style:auto-text-indent="false"/>
      <style:text-properties fo:font-variant="normal" fo:text-transform="none" fo:color="#1f1f1f" style:font-name="Google Sans" fo:font-size="12pt" fo:letter-spacing="normal" fo:font-style="normal" fo:font-weight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" style:family="text">
      <style:text-properties fo:font-variant="normal" fo:text-transform="none" fo:color="#1f1f1f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1f1f1f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1f1f1f" style:font-name="Google Sans" fo:font-size="12pt" fo:letter-spacing="normal" fo:font-style="normal" style:text-underline-style="solid" style:text-underline-width="auto" style:text-underline-color="font-color"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<text:line-break/></text:span></text:span><text:span text:style-name="Strong_20_Emphasis"><text:span text:style-name="T3">MongoDB (NoSQL) and SQL</text:span></text:span></text:p>
      <text:p text:style-name="P4"><text:span text:style-name="Strong_20_Emphasis"><text:span text:style-name="T3">1: Introduction</text:span></text:span></text:p>
      <text:list xml:id="list2419197630" text:style-name="L1">
        <text:list-item>
          <text:p text:style-name="P5"><text:span text:style-name="Strong_20_Emphasis"><text:span text:style-name="T1">Title:</text:span></text:span><text:span text:style-name="T2"> Navigating the Database Landscape: MongoDB vs. SQL</text:span></text:p>
        </text:list-item>
        <text:list-item>
          <text:p text:style-name="P14"><text:span text:style-name="Strong_20_Emphasis"><text:span text:style-name="T1">Introduction:</text:span></text:span></text:p>
          <text:list>
            <text:list-item>
              <text:p text:style-name="P10">Briefly define databases and their importance.</text:p>
            </text:list-item>
            <text:list-item>
              <text:p text:style-name="P19">Highlight the two main types: SQL and NoSQL.</text:p>
            </text:list-item>
            <text:list-item>
              <text:p text:style-name="P19">Introduce MongoDB as a leading NoSQL database and its key features.</text:p>
            </text:list-item>
            <text:list-item>
              <text:p text:style-name="P19">Introduce SQL databases and their common characteristics.</text:p>
            </text:list-item>
            <text:list-item>
              <text:p text:style-name="P19">State the purpose of the presentation: to compare and contrast MongoDB and SQL databases.</text:p>
            </text:list-item>
          </text:list>
        </text:list-item>
      </text:list>
      <text:p text:style-name="P4"><text:span text:style-name="Strong_20_Emphasis"><text:span text:style-name="T3">2: MongoDB: Embracing Flexibility</text:span></text:span></text:p>
      <text:list xml:id="list3159385811" text:style-name="L2">
        <text:list-item>
          <text:p text:style-name="P6"><text:span text:style-name="Strong_20_Emphasis"><text:span text:style-name="T1">Title:</text:span></text:span><text:span text:style-name="T2"> MongoDB: A NoSQL Star</text:span></text:p>
        </text:list-item>
        <text:list-item>
          <text:p text:style-name="P15"><text:span text:style-name="Strong_20_Emphasis"><text:span text:style-name="T1">Key Features:</text:span></text:span></text:p>
          <text:list>
            <text:list-item>
              <text:p text:style-name="P11">Document-oriented model: stores data in flexible JSON-like documents.</text:p>
            </text:list-item>
            <text:list-item>
              <text:p text:style-name="P20">Schema-less: allows for dynamic data structures without predefined schemas.</text:p>
            </text:list-item>
            <text:list-item>
              <text:p text:style-name="P20">Horizontal scaling: easily scales by adding more servers.</text:p>
            </text:list-item>
            <text:list-item>
              <text:p text:style-name="P20">High performance: fast read/write speeds, ideal for real-time applications.</text:p>
            </text:list-item>
            <text:list-item>
              <text:p text:style-name="P20">Rich querying capabilities: supports powerful queries for data retrieval.</text:p>
            </text:list-item>
            <text:list-item>
              <text:p text:style-name="P20">Use cases: e-commerce, content management, social media, IoT.</text:p>
            </text:list-item>
          </text:list>
        </text:list-item>
      </text:list>
      <text:p text:style-name="P4"><text:span text:style-name="Strong_20_Emphasis"><text:span text:style-name="T3">3: SQL: The Structured Stalwart</text:span></text:span></text:p>
      <text:list xml:id="list3785684942" text:style-name="L3">
        <text:list-item>
          <text:p text:style-name="P7"><text:span text:style-name="Strong_20_Emphasis"><text:span text:style-name="T1">Title:</text:span></text:span><text:span text:style-name="T2"> SQL: Structured and Reliable</text:span></text:p>
        </text:list-item>
        <text:list-item>
          <text:p text:style-name="P16"><text:span text:style-name="Strong_20_Emphasis"><text:span text:style-name="T1">Key Features:</text:span></text:span></text:p>
          <text:list>
            <text:list-item>
              <text:p text:style-name="P12">Structured, relational model: organizes data in tables with rows and columns.</text:p>
            </text:list-item>
            <text:list-item>
              <text:p text:style-name="P21">Strict schema: enforces data integrity through predefined schemas.</text:p>
            </text:list-item>
            <text:list-item>
              <text:p text:style-name="P21">ACID compliance: ensures data consistency through atomicity, consistency, isolation, and durability.</text:p>
            </text:list-item>
            <text:list-item>
              <text:p text:style-name="P21"><text:soft-page-break/>Powerful query language (SQL): allows complex data manipulation and analysis.</text:p>
            </text:list-item>
            <text:list-item>
              <text:p text:style-name="P21">Mature ecosystem: supported by a wide range of tools and expertise.</text:p>
            </text:list-item>
            <text:list-item>
              <text:p text:style-name="P21">Use cases: financial transactions, inventory management, ERP systems.</text:p>
            </text:list-item>
          </text:list>
        </text:list-item>
      </text:list>
      <text:p text:style-name="P4"><text:span text:style-name="Strong_20_Emphasis"><text:span text:style-name="T3">4: Head-to-Head Comparison</text:span></text:span></text:p>
      <text:list xml:id="list418683550" text:style-name="L4">
        <text:list-item>
          <text:p text:style-name="P8"><text:span text:style-name="Strong_20_Emphasis"><text:span text:style-name="T1">Title:</text:span></text:span><text:span text:style-name="T2"> MongoDB vs. SQL: Key Differences</text:span></text:p>
        </text:list-item>
        <text:list-item>
          <text:p text:style-name="P17"><text:span text:style-name="Strong_20_Emphasis"><text:span text:style-name="T1">Comparison Table: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81718943536">
          <table:table-cell table:style-name="Table1.A1" office:value-type="string">
            <text:p text:style-name="P2">Feature</text:p>
          </table:table-cell>
          <table:table-cell table:style-name="Table1.A1" office:value-type="string">
            <text:p text:style-name="P2">MongoDB</text:p>
          </table:table-cell>
          <table:table-cell table:style-name="Table1.A1" office:value-type="string">
            <text:p text:style-name="P2">SQL</text:p>
          </table:table-cell>
        </table:table-row>
        <table:table-row table:style-name="TableLine94781718943536">
          <table:table-cell table:style-name="Table1.A2" office:value-type="string">
            <text:p text:style-name="P1">Data model</text:p>
          </table:table-cell>
          <table:table-cell table:style-name="Table1.A2" office:value-type="string">
            <text:p text:style-name="P1">Document-oriented</text:p>
          </table:table-cell>
          <table:table-cell table:style-name="Table1.A2" office:value-type="string">
            <text:p text:style-name="P1">Relational</text:p>
          </table:table-cell>
        </table:table-row>
        <table:table-row table:style-name="TableLine94781718943536">
          <table:table-cell table:style-name="Table1.A2" office:value-type="string">
            <text:p text:style-name="P1">Schema</text:p>
          </table:table-cell>
          <table:table-cell table:style-name="Table1.A2" office:value-type="string">
            <text:p text:style-name="P1">Schema-less</text:p>
          </table:table-cell>
          <table:table-cell table:style-name="Table1.A2" office:value-type="string">
            <text:p text:style-name="P1">Strict schema</text:p>
          </table:table-cell>
        </table:table-row>
        <table:table-row table:style-name="TableLine94781718943536">
          <table:table-cell table:style-name="Table1.A2" office:value-type="string">
            <text:p text:style-name="P1">Scaling</text:p>
          </table:table-cell>
          <table:table-cell table:style-name="Table1.A2" office:value-type="string">
            <text:p text:style-name="P1">Horizontal</text:p>
          </table:table-cell>
          <table:table-cell table:style-name="Table1.A2" office:value-type="string">
            <text:p text:style-name="P1">Vertical</text:p>
          </table:table-cell>
        </table:table-row>
        <table:table-row table:style-name="TableLine94781718943536">
          <table:table-cell table:style-name="Table1.A2" office:value-type="string">
            <text:p text:style-name="P1">Performance</text:p>
          </table:table-cell>
          <table:table-cell table:style-name="Table1.A2" office:value-type="string">
            <text:p text:style-name="P1">High for reads/writes</text:p>
          </table:table-cell>
          <table:table-cell table:style-name="Table1.A2" office:value-type="string">
            <text:p text:style-name="P1">High for complex queries</text:p>
          </table:table-cell>
        </table:table-row>
        <table:table-row table:style-name="TableLine94781718943536">
          <table:table-cell table:style-name="Table1.A2" office:value-type="string">
            <text:p text:style-name="P1">Transactions</text:p>
          </table:table-cell>
          <table:table-cell table:style-name="Table1.A2" office:value-type="string">
            <text:p text:style-name="P1">Document-level transactions</text:p>
          </table:table-cell>
          <table:table-cell table:style-name="Table1.A2" office:value-type="string">
            <text:p text:style-name="P1">Full ACID transactions</text:p>
          </table:table-cell>
        </table:table-row>
        <table:table-row table:style-name="TableLine94781718943536">
          <table:table-cell table:style-name="Table1.A2" office:value-type="string">
            <text:p text:style-name="P1">Query language</text:p>
          </table:table-cell>
          <table:table-cell table:style-name="Table1.A2" office:value-type="string">
            <text:p text:style-name="P1">JSON-like syntax</text:p>
          </table:table-cell>
          <table:table-cell table:style-name="Table1.A2" office:value-type="string">
            <text:p text:style-name="P1">SQL</text:p>
          </table:table-cell>
        </table:table-row>
      </table:table>
      <text:p text:style-name="P23"/>
      <text:p text:style-name="P4"><text:span text:style-name="Strong_20_Emphasis"><text:span text:style-name="T3">5: Choosing the Right Fit</text:span></text:span></text:p>
      <text:list xml:id="list2741764101" text:style-name="L5">
        <text:list-item>
          <text:p text:style-name="P9"><text:span text:style-name="Strong_20_Emphasis"><text:span text:style-name="T1">Title:</text:span></text:span><text:span text:style-name="T2"> Making the Right Choice</text:span></text:p>
        </text:list-item>
        <text:list-item>
          <text:p text:style-name="P18"><text:span text:style-name="Strong_20_Emphasis"><text:span text:style-name="T1">Considerations:</text:span></text:span></text:p>
          <text:list>
            <text:list-item>
              <text:p text:style-name="P13">Data structure: structured or unstructured?</text:p>
            </text:list-item>
            <text:list-item>
              <text:p text:style-name="P22">Schema flexibility: need for adaptability?</text:p>
            </text:list-item>
            <text:list-item>
              <text:p text:style-name="P22">Performance requirements: high reads/writes or complex queries?</text:p>
            </text:list-item>
            <text:list-item>
              <text:p text:style-name="P22">Scalability needs: anticipation of growth?</text:p>
            </text:list-item>
            <text:list-item>
              <text:p text:style-name="P22">Transactional needs: strict data integrity requirements?</text:p>
            </text:list-item>
            <text:list-item>
              <text:p text:style-name="P22">Team expertise: familiarity with SQL or NoSQL?</text:p>
            </text:list-item>
          </text:list>
        </text:list-item>
        <text:list-item>
          <text:p text:style-name="P18"><text:span text:style-name="Strong_20_Emphasis"><text:span text:style-name="T1">Conclusion:</text:span></text:span></text:p>
          <text:list>
            <text:list-item>
              <text:p text:style-name="P13">Both MongoDB and SQL offer valuable benefits.</text:p>
            </text:list-item>
            <text:list-item>
              <text:p text:style-name="P22">The best choice depends on specific project needs and constraints.</text:p>
            </text:list-item>
            <text:list-item>
              <text:p text:style-name="P22"><text:soft-page-break/>Understand the trade-offs to make an informed decisi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'Helvetica Neu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6T20:38:12.890318962</meta:creation-date>
    <dc:date>2023-12-26T20:48:19.596286257</dc:date>
    <meta:editing-duration>PT10M9S</meta:editing-duration>
    <meta:editing-cycles>1</meta:editing-cycles>
    <meta:document-statistic meta:table-count="1" meta:image-count="0" meta:object-count="0" meta:page-count="3" meta:paragraph-count="64" meta:word-count="347" meta:character-count="2348" meta:non-whitespace-character-count="2101"/>
    <meta:generator>LibreOffice/6.4.7.2$Linux_X86_64 LibreOffice_project/40$Build-2</meta:generator>
  </office:meta>
</office:document-meta>
</file>